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66625" officeooo:paragraph-rsid="00166625" style:font-weight-asian="normal" style:font-weight-complex="normal"/>
    </style:style>
    <style:style style:name="P21" style:family="paragraph" style:parent-style-name="Standard">
      <style:text-properties style:font-name="Open Sans" fo:font-weight="normal" officeooo:rsid="0017ad4f" officeooo:paragraph-rsid="0017ad4f" style:font-weight-asian="normal" style:font-weight-complex="normal"/>
    </style:style>
    <style:style style:name="P22"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3" style:family="paragraph" style:parent-style-name="Standard">
      <style:text-properties style:font-name="Open Sans" fo:font-weight="normal" officeooo:rsid="001f9db5" officeooo:paragraph-rsid="001f9db5" style:font-weight-asian="normal" style:font-weight-complex="normal"/>
    </style:style>
    <style:style style:name="P24" style:family="paragraph" style:parent-style-name="Standard">
      <style:text-properties style:font-name="Open Sans" fo:font-weight="normal" officeooo:rsid="001b3006" officeooo:paragraph-rsid="001c548f" style:font-weight-asian="normal" style:font-weight-complex="normal"/>
    </style:style>
    <style:style style:name="P25" style:family="paragraph" style:parent-style-name="Standard">
      <style:text-properties style:font-name="Open Sans" fo:font-weight="normal" officeooo:rsid="001c548f" officeooo:paragraph-rsid="001c548f" style:font-weight-asian="normal" style:font-weight-complex="normal"/>
    </style:style>
    <style:style style:name="P26" style:family="paragraph" style:parent-style-name="Standard">
      <style:text-properties style:font-name="Open Sans" fo:font-weight="normal" officeooo:rsid="001cda39" officeooo:paragraph-rsid="001cda39" style:font-weight-asian="normal" style:font-weight-complex="normal"/>
    </style:style>
    <style:style style:name="P27" style:family="paragraph" style:parent-style-name="Standard">
      <style:paragraph-properties fo:text-align="start" style:justify-single-word="false"/>
      <style:text-properties style:font-name="Open Sans" fo:font-weight="normal" officeooo:rsid="00266d24" officeooo:paragraph-rsid="00266d24" style:font-weight-asian="normal" style:font-weight-complex="normal"/>
    </style:style>
    <style:style style:name="P28" style:family="paragraph" style:parent-style-name="Standard">
      <style:paragraph-properties fo:text-align="start" style:justify-single-word="false"/>
      <style:text-properties style:font-name="Open Sans" fo:font-weight="normal" officeooo:rsid="002698af" officeooo:paragraph-rsid="002698af" style:font-weight-asian="normal" style:font-weight-complex="normal"/>
    </style:style>
    <style:style style:name="P29"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30" style:family="paragraph" style:parent-style-name="Standard">
      <style:text-properties style:font-name="Open Sans" officeooo:paragraph-rsid="000745b1"/>
    </style:style>
    <style:style style:name="P31" style:family="paragraph" style:parent-style-name="Standard">
      <style:text-properties style:font-name="Open Sans" officeooo:rsid="00089ef4" officeooo:paragraph-rsid="00089ef4"/>
    </style:style>
    <style:style style:name="P32" style:family="paragraph" style:parent-style-name="Standard">
      <style:paragraph-properties fo:text-align="start" style:justify-single-word="false"/>
      <style:text-properties style:font-name="Open Sans" officeooo:paragraph-rsid="00212442"/>
    </style:style>
    <style:style style:name="P33" style:family="paragraph" style:parent-style-name="Standard">
      <style:text-properties style:font-name="Open Sans" officeooo:paragraph-rsid="000c17e7"/>
    </style:style>
    <style:style style:name="P34" style:family="paragraph" style:parent-style-name="Standard">
      <style:text-properties style:font-name="Open Sans" officeooo:rsid="000c87bc" officeooo:paragraph-rsid="000e71c9"/>
    </style:style>
    <style:style style:name="P35" style:family="paragraph" style:parent-style-name="Standard">
      <style:text-properties style:font-name="Open Sans" officeooo:paragraph-rsid="000f9801"/>
    </style:style>
    <style:style style:name="P36" style:family="paragraph" style:parent-style-name="Standard">
      <style:text-properties style:font-name="Open Sans" officeooo:paragraph-rsid="0012fd95"/>
    </style:style>
    <style:style style:name="P37" style:family="paragraph" style:parent-style-name="Standard">
      <style:text-properties style:font-name="Open Sans" officeooo:rsid="00149241" officeooo:paragraph-rsid="00149241"/>
    </style:style>
    <style:style style:name="P38" style:family="paragraph" style:parent-style-name="Standard">
      <style:text-properties style:font-name="Open Sans" officeooo:rsid="001942cc" officeooo:paragraph-rsid="001942cc"/>
    </style:style>
    <style:style style:name="P39" style:family="paragraph" style:parent-style-name="Standard">
      <style:text-properties style:font-name="Open Sans" officeooo:rsid="001a3cd0" officeooo:paragraph-rsid="001a3cd0"/>
    </style:style>
    <style:style style:name="P40" style:family="paragraph" style:parent-style-name="Standard">
      <style:text-properties style:font-name="Open Sans" officeooo:rsid="001c548f" officeooo:paragraph-rsid="001c548f"/>
    </style:style>
    <style:style style:name="P41" style:family="paragraph" style:parent-style-name="Standard">
      <style:text-properties officeooo:paragraph-rsid="000a8a6a"/>
    </style:style>
    <style:style style:name="P42" style:family="paragraph" style:parent-style-name="Standard">
      <style:text-properties officeooo:paragraph-rsid="000c87bc"/>
    </style:style>
    <style:style style:name="P43" style:family="paragraph" style:parent-style-name="Standard">
      <style:paragraph-properties fo:text-align="start" style:justify-single-word="false"/>
      <style:text-properties officeooo:paragraph-rsid="002698af"/>
    </style:style>
    <style:style style:name="P44" style:family="paragraph" style:parent-style-name="Standard">
      <style:paragraph-properties fo:text-align="start" style:justify-single-word="false"/>
      <style:text-properties officeooo:rsid="002698af" officeooo:paragraph-rsid="002698af"/>
    </style:style>
    <style:style style:name="P45" style:family="paragraph" style:parent-style-name="Standard">
      <style:text-properties officeooo:paragraph-rsid="000e71c9"/>
    </style:style>
    <style:style style:name="P46"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47" style:family="paragraph" style:parent-style-name="Standard">
      <style:paragraph-properties fo:text-align="start" style:justify-single-word="false"/>
      <style:text-properties style:font-name="Open Sans" fo:font-weight="normal" officeooo:rsid="002c2f0a" officeooo:paragraph-rsid="002c2f0a" style:font-weight-asian="normal" style:font-weight-complex="normal"/>
    </style:style>
    <style:style style:name="P48" style:family="paragraph" style:parent-style-name="Standard">
      <style:paragraph-properties fo:text-align="start" style:justify-single-word="false"/>
      <style:text-properties style:font-name="Open Sans" fo:font-weight="normal" officeooo:rsid="002c2f0a" officeooo:paragraph-rsid="00287c02" style:font-weight-asian="normal" style:font-weight-complex="normal"/>
    </style:style>
    <style:style style:name="P49" style:family="paragraph" style:parent-style-name="Standard">
      <style:text-properties style:font-name="Open Sans" fo:font-weight="normal" officeooo:rsid="002c2f0a" officeooo:paragraph-rsid="002c2f0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064d00" style:font-weight-asian="normal" style:font-weight-complex="normal"/>
    </style:style>
    <style:style style:name="T17" style:family="text">
      <style:text-properties fo:font-weight="normal" officeooo:rsid="0043dcf1" style:font-weight-asian="normal" style:font-weight-complex="normal"/>
    </style:style>
    <style:style style:name="T18" style:family="text">
      <style:text-properties fo:font-weight="normal" officeooo:rsid="002500da" style:font-weight-asian="normal" style:font-weight-complex="normal"/>
    </style:style>
    <style:style style:name="T19" style:family="text">
      <style:text-properties fo:font-weight="normal" officeooo:rsid="0032b8bf" style:font-weight-asian="normal" style:font-weight-complex="normal"/>
    </style:style>
    <style:style style:name="T20" style:family="text">
      <style:text-properties fo:font-weight="normal" officeooo:rsid="0011e4f5" style:font-weight-asian="normal" style:font-weight-complex="normal"/>
    </style:style>
    <style:style style:name="T21" style:family="text">
      <style:text-properties fo:font-weight="normal" officeooo:rsid="0030d613" style:font-weight-asian="normal" style:font-weight-complex="normal"/>
    </style:style>
    <style:style style:name="T22" style:family="text">
      <style:text-properties fo:font-weight="normal" officeooo:rsid="0037ad3b" style:font-weight-asian="normal" style:font-weight-complex="normal"/>
    </style:style>
    <style:style style:name="T23" style:family="text">
      <style:text-properties fo:font-weight="normal" officeooo:rsid="002312d0" style:font-weight-asian="normal" style:font-weight-complex="normal"/>
    </style:style>
    <style:style style:name="T24" style:family="text">
      <style:text-properties fo:font-weight="normal" officeooo:rsid="00365b69" style:font-weight-asian="normal" style:font-weight-complex="normal"/>
    </style:style>
    <style:style style:name="T25" style:family="text">
      <style:text-properties fo:font-weight="normal" officeooo:rsid="0011ce42" style:font-weight-asian="normal" style:font-weight-complex="normal"/>
    </style:style>
    <style:style style:name="T26" style:family="text">
      <style:text-properties fo:font-weight="normal" officeooo:rsid="00212442" style:font-weight-asian="normal" style:font-weight-complex="normal"/>
    </style:style>
    <style:style style:name="T27" style:family="text">
      <style:text-properties fo:font-weight="normal" officeooo:rsid="0022e500" style:font-weight-asian="normal" style:font-weight-complex="normal"/>
    </style:style>
    <style:style style:name="T28" style:family="text">
      <style:text-properties fo:font-weight="normal" officeooo:rsid="0024580e" style:font-weight-asian="normal" style:font-weight-complex="normal"/>
    </style:style>
    <style:style style:name="T29" style:family="text">
      <style:text-properties fo:font-weight="normal" officeooo:rsid="00262f38" style:font-weight-asian="normal" style:font-weight-complex="normal"/>
    </style:style>
    <style:style style:name="T30" style:family="text">
      <style:text-properties officeooo:rsid="001942cc"/>
    </style:style>
    <style:style style:name="T31" style:family="text">
      <style:text-properties officeooo:rsid="001c548f"/>
    </style:style>
    <style:style style:name="T32" style:family="text">
      <style:text-properties officeooo:rsid="00064d00"/>
    </style:style>
    <style:style style:name="T33" style:family="text">
      <style:text-properties officeooo:rsid="0043dcf1"/>
    </style:style>
    <style:style style:name="T34" style:family="text">
      <style:text-properties officeooo:rsid="002500da"/>
    </style:style>
    <style:style style:name="T35" style:family="text">
      <style:text-properties officeooo:rsid="00116f5e"/>
    </style:style>
    <style:style style:name="T36" style:family="text">
      <style:text-properties officeooo:rsid="0032b8bf"/>
    </style:style>
    <style:style style:name="T37" style:family="text">
      <style:text-properties officeooo:rsid="00387254"/>
    </style:style>
    <style:style style:name="T38" style:family="text">
      <style:text-properties fo:font-style="normal" fo:font-weight="normal" officeooo:rsid="002f9467" style:font-style-asian="normal" style:font-weight-asian="normal" style:font-style-complex="normal" style:font-weight-complex="normal"/>
    </style:style>
    <style:style style:name="T39" style:family="text">
      <style:text-properties fo:font-style="normal" fo:font-weight="normal" officeooo:rsid="00365b69" style:font-style-asian="normal" style:font-weight-asian="normal" style:font-style-complex="normal" style:font-weight-complex="normal"/>
    </style:style>
    <style:style style:name="T40" style:family="text">
      <style:text-properties fo:font-style="normal" fo:font-weight="normal" officeooo:rsid="0037ad3b" style:font-style-asian="normal" style:font-weight-asian="normal" style:font-style-complex="normal" style:font-weight-complex="normal"/>
    </style:style>
    <style:style style:name="T41" style:family="text">
      <style:text-properties fo:color="#000000" loext:opacity="100%" fo:font-weight="normal" officeooo:rsid="00064d00" style:font-weight-asian="normal" style:font-weight-complex="normal"/>
    </style:style>
    <style:style style:name="T42" style:family="text">
      <style:text-properties fo:color="#000000" loext:opacity="100%" fo:font-weight="normal" officeooo:rsid="002312d0" style:font-weight-asian="normal" style:font-weight-complex="normal"/>
    </style:style>
    <style:style style:name="T43" style:family="text">
      <style:text-properties fo:color="#000000" loext:opacity="100%" fo:font-weight="normal" officeooo:rsid="002500da" style:font-weight-asian="normal" style:font-weight-complex="normal"/>
    </style:style>
    <style:style style:name="T44" style:family="text">
      <style:text-properties fo:color="#000000" loext:opacity="100%" fo:font-weight="normal" officeooo:rsid="0043487c" style:font-weight-asian="normal" style:font-weight-complex="normal"/>
    </style:style>
    <style:style style:name="T45" style:family="text">
      <style:text-properties officeooo:rsid="0030d613"/>
    </style:style>
    <style:style style:name="T46" style:family="text">
      <style:text-properties officeooo:rsid="001f7ff1"/>
    </style:style>
    <style:style style:name="T47" style:family="text">
      <style:text-properties officeooo:rsid="0011ce42"/>
    </style:style>
    <style:style style:name="T48" style:family="text">
      <style:text-properties officeooo:rsid="0022e500"/>
    </style:style>
    <style:style style:name="T49" style:family="text">
      <style:text-properties style:font-name="Open Sans" fo:font-weight="normal" style:font-weight-asian="normal" style:font-weight-complex="normal"/>
    </style:style>
    <style:style style:name="T50" style:family="text">
      <style:text-properties style:font-name="Open Sans" fo:font-weight="normal" officeooo:rsid="000a8a6a" style:font-weight-asian="normal" style:font-weight-complex="normal"/>
    </style:style>
    <style:style style:name="T51" style:family="text">
      <style:text-properties style:font-name="Open Sans" fo:font-weight="normal" officeooo:rsid="0022e500" style:font-weight-asian="normal" style:font-weight-complex="normal"/>
    </style:style>
    <style:style style:name="T52" style:family="text">
      <style:text-properties style:font-name="Open Sans" fo:font-weight="normal" officeooo:rsid="000c17e7" style:font-weight-asian="normal" style:font-weight-complex="normal"/>
    </style:style>
    <style:style style:name="T53" style:family="text">
      <style:text-properties style:font-name="Open Sans" fo:font-weight="normal" officeooo:rsid="000c87bc" style:font-weight-asian="normal" style:font-weight-complex="normal"/>
    </style:style>
    <style:style style:name="T54" style:family="text">
      <style:text-properties style:font-name="Open Sans" fo:font-weight="normal" officeooo:rsid="0024580e" style:font-weight-asian="normal" style:font-weight-complex="normal"/>
    </style:style>
    <style:style style:name="T55" style:family="text">
      <style:text-properties style:font-name="Open Sans" fo:font-weight="normal" officeooo:rsid="00287c02" style:font-weight-asian="normal" style:font-weight-complex="normal"/>
    </style:style>
    <style:style style:name="T56" style:family="text">
      <style:text-properties style:font-name="Open Sans" fo:font-weight="normal" officeooo:rsid="002698af" style:font-weight-asian="normal" style:font-weight-complex="normal"/>
    </style:style>
    <style:style style:name="T57" style:family="text">
      <style:text-properties style:font-name="Open Sans" fo:font-weight="normal" officeooo:rsid="002a530a" style:font-weight-asian="normal" style:font-weight-complex="normal"/>
    </style:style>
    <style:style style:name="T58" style:family="text">
      <style:text-properties style:font-name="Open Sans" fo:font-weight="normal" officeooo:rsid="000e71c9" style:font-weight-asian="normal" style:font-weight-complex="normal"/>
    </style:style>
    <style:style style:name="T59" style:family="text">
      <style:text-properties style:font-name="Open Sans" fo:font-weight="normal" officeooo:rsid="002bd88d" style:font-weight-asian="normal" style:font-weight-complex="normal"/>
    </style:style>
    <style:style style:name="T60" style:family="text">
      <style:text-properties style:font-name="Open Sans" fo:font-weight="normal" officeooo:rsid="000f9801" style:font-weight-asian="normal" style:font-weight-complex="normal"/>
    </style:style>
    <style:style style:name="T61" style:family="text">
      <style:text-properties style:font-name="Open Sans" fo:font-weight="normal" officeooo:rsid="00110e9d" style:font-weight-asian="normal" style:font-weight-complex="normal"/>
    </style:style>
    <style:style style:name="T62" style:family="text">
      <style:text-properties officeooo:rsid="0024580e"/>
    </style:style>
    <style:style style:name="T63" style:family="text">
      <style:text-properties officeooo:rsid="002bd8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0">n</text:span>t<text:span text:style-name="T30">n</text:span>isse</text:p>
      <text:p text:style-name="P6">Elektronik: Grundken<text:span text:style-name="T30">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3D Drucker mit mindestens 15x15cm Grundfläche</text:p>
      <text:p text:style-name="P30"><text:span text:style-name="T2">- </text:span><text:span text:style-name="T5">Idealerweise vier verschiedenfarbige 3D-Druck Filamente</text:span></text:p>
      <text:p text:style-name="P6">- Jumper Kabel</text:p>
      <text:p text:style-name="P6">- Ein wenig dünnes Pressholz und ein Scha<text:span text:style-name="T48">r</text:span>nier für das Gehäuse</text:p>
      <text:p text:style-name="P30"><text:span text:style-name="T2">- </text:span><text:span text:style-name="T3">Stichsäge</text:span></text:p>
      <text:p text:style-name="P8">- Heißklebepistole</text:p>
      <text:p text:style-name="P30"><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30"><text:span text:style-name="T3">- </text:span><text:span text:style-name="T4">Breadboard mit mindestens 20 Reihen</text:span></text:p>
      <text:p text:style-name="P31"><text:span text:style-name="T1">- </text:span><text:span text:style-name="T5">2x 12cm PVC Rohr (20mm Durchmesser). Kann alternativ auch 3D-</text:span><text:span text:style-name="T27">g</text:span><text:span text:style-name="T5">edruckt werden.</text:span></text:p>
      <text:p text:style-name="P9">- 30 NFC Sticker (z.B. NTag216)</text:p>
      <text:p text:style-name="P9"/>
      <text:p text:style-name="P2">Einleitung:</text:p>
      <text:p text:style-name="P32"><text:span text:style-name="T38">Die „Klimakasse“ ermöglicht auf eine spielerische Art und Weise den eigenen </text:span><text:span text:style-name="T39">jährlichen </text:span><text:span text:style-name="T38">CO2-Fußabdruck abzuschätzen. </text:span><text:span text:style-name="T40">Sie</text:span><text:span text:style-name="T38"> wird auf öffentlichen Infoständen als anschauliches und interaktives Medium genutzt.</text:span></text:p>
      <text:p text:style-name="P32"><text:span text:style-name="T16">Interessenten können </text:span><text:span text:style-name="T20">so </text:span><text:span text:style-name="T16">innerhalb weniger Minuten </text:span><text:span text:style-name="T21">einfach und </text:span><text:span text:style-name="T22">intuitiv</text:span><text:span text:style-name="T21"> </text:span><text:span text:style-name="T16">ein grobes Gefühl dafür bekommen, </text:span><text:span text:style-name="T27">wieviel</text:span><text:span text:style-name="T23"> die einzelnen </text:span><text:span text:style-name="T22">Bereiche</text:span><text:span text:style-name="T24"> Konsum, Mobilität, Ernährung und Energie</text:span><text:span text:style-name="T23"> zum eigenen CO2-Fußabdruck beitragen</text:span><text:span text:style-name="T16">.</text:span></text:p>
      <text:p text:style-name="P32"><text:span text:style-name="T41">Z</text:span><text:span text:style-name="T42">ur Kasse gehören eine Reihe von 3D-</text:span><text:span text:style-name="T43">g</text:span><text:span text:style-name="T42">edruckten Modellen, welche verschiedene Lebensbereiche und </text:span><text:span text:style-name="T44">Konsumgewohnheiten</text:span><text:span text:style-name="T42"> repräsentieren. </text:span><text:span text:style-name="T23">Ein Windrad steht für den </text:span><text:span text:style-name="T21">Gebrauch</text:span><text:span text:style-name="T23"> von Ökostrom, während ein Kraftwerk für den </text:span><text:span text:style-name="T21">Gebrauch</text:span><text:span text:style-name="T23"> von konventioneller Energie steht. Ein Kreuzfahrtschiff steht für eine </text:span><text:span text:style-name="T21">zweiwöchige Kreuzfahrt </text:span><text:span text:style-name="T23">im Jahr </text:span><text:span text:style-name="T18">und ein großes Handy für hohe Ausgaben im Bereich der Unterhaltungselektronik.</text:span></text:p>
      <text:p text:style-name="P11">Ein Teilnehmer wählt die <text:span text:style-name="T33">auf</text:span> ihn zutreffenden Modelle und zieht sie über den verbauten NFC-Scanner.</text:p>
      <text:p text:style-name="P12">Die <text:span text:style-name="T34">gescannten Modelle</text:span> werden auf dem Bildschirm mit ihrem „Preis“, also dem jeweiligen <text:span text:style-name="T45">jährlichen CO2-Ausstoß,</text:span> aufgelistet, <text:span text:style-name="T46">ähnlich wie auf einem</text:span><text:span text:style-name="T35"> Kassenbon. </text:span><text:span text:style-name="T34">Auf einer Skala erfolgt währenddessen eine grafische Gegenüberstellung des ermittelten </text:span><text:soft-page-break/><text:span text:style-name="T34">Gesamtwertes</text:span><text:span text:style-name="T47"> </text:span><text:span text:style-name="T34">mit den deutschen Durchschnittswerten und dem optimalen Wert für ein gesundes Weltklima.</text:span></text:p>
      <text:p text:style-name="P32"><text:span text:style-name="T25">Darunter </text:span><text:span text:style-name="T18">wird</text:span><text:span text:style-name="T25"> e</text:span><text:span text:style-name="T18">ine lachende Erde dargestellt, welche bei </text:span><text:span text:style-name="T19">einem</text:span><text:span text:style-name="T18"> </text:span><text:span text:style-name="T19">überdurchschnittliche</text:span><text:span text:style-name="T17">n</text:span><text:span text:style-name="T18"> CO-2 Ausstoß </text:span><text:span text:style-name="T19">zunehmend</text:span><text:span text:style-name="T18"> trauriger dreinblickt.</text:span></text:p>
      <text:p text:style-name="P13"><text:span text:style-name="T32">Wenn ein Teilnehmer alle </text:span><text:span text:style-name="T33">seine </text:span><text:span text:style-name="T34">Modelle</text:span><text:span text:style-name="T32"> gescannt hat, </text:span><text:span text:style-name="T34">erhält </text:span><text:span text:style-name="T35">er</text:span><text:span text:style-name="T32"> eine Zusamme</text:span><text:span text:style-name="T33">n­</text:span><text:span text:style-name="T35">rechnung aller Werte</text:span><text:span text:style-name="T32"> und eine Abschätzung, wieviele </text:span><text:span text:style-name="T34">Planeten </text:span><text:span text:style-name="T32">Erde man br</text:span><text:span text:style-name="T36">äuchte</text:span><text:span text:style-name="T32">, wenn jeder Mensch </text:span><text:span text:style-name="T33">einen ähnlichen</text:span><text:span text:style-name="T32"> Lebensstil führen würde. </text:span><text:span text:style-name="T36">Das Ergebnis können die Veranstalter als Ausgangspunkt für Diskussionen und Tipps rund um die Se</text:span><text:span text:style-name="T37">n</text:span><text:span text:style-name="T36">kung des eigenen CO2-Ausstoßes nehmen.</text:span></text:p>
      <text:p text:style-name="P9"/>
      <text:p text:style-name="P3"/>
      <text:p text:style-name="P3">Schritt 1: Bau des Gehäuses</text:p>
      <text:p text:style-name="P41"><text:span text:style-name="T50">Das Gehäuse der Kasse besteht </text:span><text:span text:style-name="T54">hauptsächlich</text:span><text:span text:style-name="T50"> aus zwei Teilen: Dem unteren Teil, in welchem sich der </text:span><text:span text:style-name="T51">Microcontroller</text:span><text:span text:style-name="T50"> und der Scanner befinden, und dem oberen Teil, welcher das Display hält und </text:span><text:span text:style-name="T54">über ein</text:span><text:span text:style-name="T50"> Scha</text:span><text:span text:style-name="T51">r</text:span><text:span text:style-name="T50">nier mit dem unteren Teil verbunden ist.</text:span></text:p>
      <text:p text:style-name="P14">Der untere Teil ist wie eine Kiste aufgebaut, während der obere Teil nur aus einer <text:span text:style-name="T62">Holzplatte mit dem eingelassenen</text:span> Display <text:span text:style-name="T62">besteht</text:span>.</text:p>
      <text:p text:style-name="P15">Für unteren Teil müssen zuerst die passenden Seitenteile und der Boden ausgesägt werden. Dazu werden folgende Größen benötigt:</text:p>
      <text:p text:style-name="P15">- Bodenplatte: <text:span text:style-name="T63">22cm x 20cm</text:span></text:p>
      <text:p text:style-name="P15">- Seitenwände: <text:span text:style-name="T63">20cm x 6cm </text:span>(2x)</text:p>
      <text:p text:style-name="P15">- Vorder- und Rückwand: <text:span text:style-name="T63">22cm x 6cm</text:span> (2x)</text:p>
      <text:p text:style-name="P33"><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42"><text:span text:style-name="T52">A</text:span><text:span text:style-name="T53">m einfachsten ist es, die Winkel </text:span><text:span text:style-name="T51">durch</text:span><text:span text:style-name="T53"> Nieten mit den Brettern zu verbinden, aber es können auch Gehäuseschrauben verwendet werden. Diese müssen eventuell gekürzt werden falls der Platz nicht reicht.</text:span></text:p>
      <text:p text:style-name="P34"><text:span text:style-name="T1">Für den Deckel des Gehäuses muss eine weitere Platte in der </text:span><text:span text:style-name="T28">G</text:span><text:span text:style-name="T1">röße der Bodenplatte ausgesägt werden. </text:span><text:span text:style-name="T8">Daraufhin wird der MFRC522 RFID Reader mittig auf der Platte pla</text:span><text:span text:style-name="T28">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62">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45"><text:span text:style-name="T58">Als nächstes wird eine Holzplatte aus dem dickeren Holz (mindestens 10mm) ausgesägt. Diese sollte die gleichen Abmessungen wie die Grundfläche der Kasse haben (</text:span><text:span text:style-name="T59">22cm</text:span><text:span text:style-name="T58"> x </text:span><text:span text:style-name="T59">20cm</text:span><text:span text:style-name="T58">) und dient als Halterung für das Nextion Displa</text:span><text:span text:style-name="T60">y. Wenn ein Display ohne Gehäuse genutzt wird, kann dieses </text:span><text:span text:style-name="T61">später auf die Holzplatte geschraubt werden. Für ein Display mit Gehäuse sollte jetzt ein Ausschnitt mit der Größe des </text:span><text:soft-page-break/><text:span text:style-name="T61">hinteren Teils des Displaygehäuses in die Holzplatte gesägt werden, damit das Display später eingelassen werden kann. </text:span><text:span text:style-name="T60">Die Verwendung eines Displays mit Gehäuse hat ausschließlich </text:span><text:span text:style-name="T61">optische Vorteile</text:span><text:span text:style-name="T60">. </text:span></text:p>
      <text:p text:style-name="P17">Das Display sollte nicht mittig auf der Platte pla<text:span text:style-name="T62">t</text:span>ziert werden, sondern an der oberen Kante, da unten etwas Platz für die Befestigung der Stützen und des Scha<text:span text:style-name="T62">r</text:span>niers benötigt wird.</text:p>
      <text:p text:style-name="P17">Sowohl die Stützen als auch das Scha<text:span text:style-name="T62">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35"><text:span text:style-name="T9">Für die Stützen selbst werden zwei </text:span><text:span text:style-name="T10">12cm lange Rohre verwendet. Am einfachsten lassen sich hier Stücke aus einem PVC-Rohr aussägen, allerdings können die Rohre auch 3D-</text:span><text:span text:style-name="T28">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62">r</text:span>nier verwendet. So kann die Kasse später zusammengefaltet werden. Das Scha<text:span text:style-name="T62">r</text:span>nier wird auf der Rückseite der Displayhalterung und auf der Außenseite der Rückwand des unteren Gehäuses mit 2-4 3mm Schrauben befestigt. </text:p>
      <text:p text:style-name="P18"/>
      <text:p text:style-name="P4">Schritt 2: Druck der Modelle</text:p>
      <text:p text:style-name="P36"><text:span text:style-name="T12">Für eine vollständige Funktion der Kasse sollten alle Modelle die auf den Unterlagen aufgedruckt sind mit einem 3D-Drucker gedruckt werden. Zu allen Kategorien findet man sehr gute Modelle </text:span><text:span text:style-name="T13">unter </text:span><text:span text:style-name="T28">der </text:span><text:span text:style-name="T13">Creative Commons Lizenz</text:span><text:span text:style-name="T12">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36"><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37"><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anschließend fortsetzen. Mehr als zwei Layer sollte man nicht abwarten, da sonst die Reichweite des RFID-Scanners stark abnimmt. </text:span></text:p>
      <text:p text:style-name="P19">Wenn der Drucker beim folgenden Layer auf dem Aufkleber nicht ganz korrekt druckt beeinflusst das das Aussehen des fertigen Modells nicht.</text:p>
      <text:p text:style-name="P49">Die Modelle können anschließend auf den passenden, als PDF vorliegenden, Unterlagen ausgestellt werden. --</text:p>
      <text:p text:style-name="P4"/>
      <text:p text:style-name="P4"><text:soft-page-break/></text:p>
      <text:p text:style-name="P4">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37"><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0">Zu beachten ist, dass die Stromversorgung des Displays nicht direkt an den 5V Pin des Arduinos angeschlossen werden darf, da dieser nicht für einen so hohen Stromfluss ausgelegt ist.</text:p>
      <text:p text:style-name="P20">In der Packung des Nextion Displays liegt ein kleines Board bei, mit welchem man einen Mikro-USB Stecker mit Jumper-Kabeln verbinden kann. Dieses kann mit einem zweiten USB-Anschluss gleichzeitig zur Stromversorgung des Displays genutzt werden.</text:p>
      <text:p text:style-name="P20">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0"/>
      <text:p text:style-name="P4">Schritt 4: Die Programmierung des Microcontrollers</text:p>
      <text:p text:style-name="P21">Für die Programmierung des Microcontrollers kann die Arduino-IDE genutzt werden. Die Software für die Kasse muss folgende Aufgaben erfüllen:</text:p>
      <text:p text:style-name="P21">- Zuordnung der <text:span text:style-name="T31">eindeutigen </text:span>UIDs <text:span text:style-name="T31">(Seriennummern)</text:span> der RFID Chips zu den en<text:span text:style-name="T62">t</text:span>sprechenden Modellen und CO2-Werten</text:p>
      <text:p text:style-name="P21">- Speichern de<text:span text:style-name="T62">r</text:span> gescannten Objekte und Berechnung des Gesamtwertes.</text:p>
      <text:p text:style-name="P21">- Ansteuerung des Displays und Verarbeitung von Eingaben</text:p>
      <text:p text:style-name="P21">Um die UIDs der RFID Chips zu ermitteln kann ein einfaches Programm genutzt werden, welches die UID eines gescannten Chips über die serielle Schnittstelle ausgibt. </text:p>
      <text:p text:style-name="P21">Die UIDs sollten daraufhin mit dem zugehörigen Modell in einer Textdatei notiert werden.</text:p>
      <text:p text:style-name="P7">Im beiliegenden Quelltext findet sich die Klasse „ScanObject“, welche eins der Modelle speichert, mit dem jeweiligen Text, einem Schlüssel, der UID und dem CO2 Wert. Diese werden statisch in einem Array initialisiert.</text:p>
      <text:p text:style-name="P38"><text:span text:style-name="T1">In der loop-Routine wird durchgehend überprüft ob sich ein RFID Chip in der Reichweite des Sensors befindet. Ist dies der Fall wird die UID des Chips gelesen und das Array der ScanObjects durchlaufen. Ist ein Objekt mit der passenden ID </text:span><text:soft-page-break/><text:span text:style-name="T1">gespeichert wird überprüft ob es sich schon in der Liste der gescannten Objekte befindet. Wenn dies nicht der Fall ist wird es in die Liste hinzugefügt und die Liste wird an das Display gesendet.</text:span></text:p>
      <text:p text:style-name="P23">Für die Kommunikation mit dem MFRC522 RFID Reader wurde die MFRC522 Bibliothek vom GitHub-User miguelbalboa verwendet. Diese kann auch über den Bibliotheksverwalter in der Arduino IDE installiert werden.</text:p>
      <text:p text:style-name="P39"><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29">)</text:span><text:span text:style-name="T26">.</text:span></text:p>
      <text:p text:style-name="P24"/>
      <text:p text:style-name="P24"/>
      <text:p text:style-name="P40"><text:span text:style-name="T15">C</text:span><text:span text:style-name="T1">odebeispiel: Ermitteln und Ausgeben der UIDs der RFID Chips</text:span></text:p>
      <text:p text:style-name="P25"/>
      <text:p text:style-name="P25">#include &lt;SPI.h&gt;</text:p>
      <text:p text:style-name="P25">#include &lt;MFRC522.h&gt;</text:p>
      <text:p text:style-name="P25"/>
      <text:p text:style-name="P25">#define BUZZER D2</text:p>
      <text:p text:style-name="P25">#define SS_PIN D4</text:p>
      <text:p text:style-name="P25">#define RST_PIN D3</text:p>
      <text:p text:style-name="P25">MFRC522 mfrc522(SS_PIN, RST_PIN);</text:p>
      <text:p text:style-name="P25"/>
      <text:p text:style-name="P26">void setup() {</text:p>
      <text:p text:style-name="P26"><text:s text:c="2"/>Serial.begin(9600);</text:p>
      <text:p text:style-name="P26"><text:s text:c="2"/>mfrc522.PCD_Init(); <text:s text:c="2"/>// Die API für den NFC-Reader wird initialisiert</text:p>
      <text:p text:style-name="P26"><text:s text:c="2"/>mfrc522.PCD_SetAntennaGain(0x07&lt;&lt;4); //Setzt die Empfindlichkeit auf das Maximum</text:p>
      <text:p text:style-name="P26">}</text:p>
      <text:p text:style-name="P26"/>
      <text:p text:style-name="P26">void loop() {</text:p>
      <text:p text:style-name="P26"><text:s text:c="2"/>if (mfrc522.PICC_IsNewCardPresent() &amp;&amp; mfrc522PICC_ReadCardSerial()) {</text:p>
      <text:p text:style-name="P26"><text:s text:c="4"/>Serial.print("Chip gefunden: ");</text:p>
      <text:p text:style-name="P26"><text:s text:c="4"/>for (byte i = 0; i &lt; mfrc522.uid.size; i++) </text:p>
      <text:p text:style-name="P26"><text:s text:c="4"/>{</text:p>
      <text:p text:style-name="P26"><text:s text:c="7"/>Serial.print(mfrc522.uid.uidByte[i] &lt; 0x10 ? " 0" : " "));</text:p>
      <text:p text:style-name="P26"><text:s text:c="4"/>}</text:p>
      <text:p text:style-name="P26"><text:s text:c="4"/>Serial.println();</text:p>
      <text:p text:style-name="P26"><text:s text:c="2"/>}</text:p>
      <text:p text:style-name="P26">}</text:p>
      <text:p text:style-name="P14"/>
      <text:p text:style-name="P5"/>
      <text:p text:style-name="P5"><text:soft-page-break/></text:p>
      <text:p text:style-name="P5">Schritt 5: Fertigstellung &amp; Einsatz</text:p>
      <text:p text:style-name="P10"/>
      <text:p text:style-name="P22">Am Schluss muss die Kasse zusammengesetzt werden und alle Teile verbunden werden. Zuerst wird der MFRC522 Reader montiert. Zuerst werden an alle Pins Female auf Female Jumperkabel gesteckt. Diese werden dann von oben durch den Schlitz in der Deckelplatte geführt. Anschließend kann der RFID Reader mit Doppelklebeband oder einem kleinen Heißklebepunkt auf der Oberseite der Deckelplatte fixiert werden. </text:p>
      <text:p text:style-name="P27">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p>
      <text:p text:style-name="P27">Die Pinbelegung für den Anschluss des RFID Readers an den NodeMCU sieht wie folgt aus:</text:p>
      <text:p text:style-name="P27">SDA → D4</text:p>
      <text:p text:style-name="P28">SCK → D5</text:p>
      <text:p text:style-name="P28">MOSI → D7</text:p>
      <text:p text:style-name="P28">MISO → D6</text:p>
      <text:p text:style-name="P28">RST → D3</text:p>
      <text:p text:style-name="P28">GND → GND</text:p>
      <text:p text:style-name="P28">3.3V → 3.3V</text:p>
      <text:p text:style-name="P43"><text:span text:style-name="T56">Für das typische Kassengeräusch kann ein </text:span><text:span text:style-name="T59">einfacher</text:span><text:span text:style-name="T56"> Piezo-Buzzer verwendet werden. Dieser wurde wie folgt angeschlossen:</text:span></text:p>
      <text:p text:style-name="P44"><text:span text:style-name="T49">+ → D</text:span><text:span text:style-name="T57">2</text:span></text:p>
      <text:p text:style-name="P28">- → GND</text:p>
      <text:p text:style-name="P28">Für die Stromversorgung wurde ein Micro-USB Kabel feste installiert. Dieses ist an das USB-Breakout-Board angeschlossen, welches in der Packung des Nextion Displays beiliegt. Dieses führt die Spannung und die Masseleitung des USB-Kabels als zwei seperate Pins heraus. An den ersten beiden Pins wird nun der Microcontroller angeschlossen (VIN und GND).</text:p>
      <text:p text:style-name="P43"><text:span text:style-name="T56">Als letztes muss noch das Display angeschlossen werden. Die Kabel für die serielle Verbindung (TX,RX) werden entgegengesetzt an die RX und TX Pins des Microcontrollers angeschlossen. </text:span><text:span text:style-name="T55">Für die Stromversorgung des Displays werden das VIN und das GND Kabel an die zweiten Pins des USB-Breakout-Boards angeschlossen.</text:span></text:p>
      <text:p text:style-name="P29">Das USB Kabel und die Kabel des Displays werden durch die zwei Löcher in der Rückwand des Gehäuses herausgeführt.</text:p>
      <text:p text:style-name="P29">Die Komponenten können innerhalb anschließend des Gehäuses mit Heißkleber oder Klebeband fixiert werden. Anschließend ist das System einsatzbereit.</text:p>
      <text:p text:style-name="P29">Unterwegs, also zum Beispiel bei öffentlichen Infoständen, kann die Kasse auch mit einer Powerbank oder einer mobilen Solaranlage betrieben werden.</text:p>
      <text:p text:style-name="P29">In Zukunft wird die Klimakasse bei Infoständen der Greenpeace Gruppe Wuppertal zum Einsatz komme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4T23:38:52.743820570</dc:date>
    <meta:editing-duration>PT2H51M56S</meta:editing-duration>
    <meta:editing-cycles>9</meta:editing-cycles>
    <meta:generator>LibreOffice/7.0.1.2$Linux_X86_64 LibreOffice_project/88a63c56098013eb4038e11ebe7c8c0daab09aa8</meta:generator>
    <meta:document-statistic meta:table-count="0" meta:image-count="0" meta:object-count="0" meta:page-count="6" meta:paragraph-count="110" meta:word-count="2125" meta:character-count="14459" meta:non-whitespace-character-count="12396"/>
  </office:meta>
</office:document-meta>
</file>